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weight="bold" style:font-weight-asian="bold" fo:font-size="18pt" style:font-size-asian="18pt" style:font-size-complex="18pt"/>
    </style:style>
    <style:style style:name="P2" style:parent-style-name="內文" style:family="paragraph">
      <style:paragraph-properties style:line-height-at-least="0in" fo:margin-left="0.5833in">
        <style:tab-stops>
          <style:tab-stop style:type="left" style:position="3.177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3" style:parent-style-name="內文" style:family="paragraph">
      <style:paragraph-properties fo:line-height="0.4166in" fo:margin-left="0.5833in">
        <style:tab-stops>
          <style:tab-stop style:type="left" style:position="3.177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4" style:parent-style-name="內文" style:family="paragraph">
      <style:paragraph-properties fo:line-height="0.4166in" fo:margin-left="1.1958in" fo:text-indent="-0.2222in">
        <style:tab-stops>
          <style:tab-stop style:type="left" style:position="2.5645in"/>
        </style:tab-stops>
      </style:paragraph-properties>
    </style:style>
    <style:style style:name="T5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7" style:parent-style-name="內文" style:family="paragraph">
      <style:paragraph-properties fo:line-height="0.4166in" fo:margin-left="1.1958in" fo:text-indent="-0.2222in">
        <style:tab-stops>
          <style:tab-stop style:type="left" style:position="2.5645in"/>
        </style:tab-stops>
      </style:paragraph-properties>
    </style:style>
    <style:style style:name="T8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" style:parent-style-name="內文" style:family="paragraph">
      <style:paragraph-properties fo:text-align="justify" fo:line-height="0.4166in" fo:text-indent="0.5833in"/>
      <style:text-properties style:font-name="標楷體" style:font-name-asian="標楷體" fo:font-size="14pt" style:font-size-asian="14pt" style:font-size-complex="14pt"/>
    </style:style>
    <style:style style:name="P13" style:parent-style-name="內文" style:family="paragraph">
      <style:paragraph-properties fo:text-align="justify" fo:text-indent="0.7777in"/>
      <style:text-properties style:font-name="標楷體" style:font-name-asian="標楷體" fo:font-size="14pt" style:font-size-asian="14pt" style:font-size-complex="14pt"/>
    </style:style>
    <style:style style:name="P14" style:parent-style-name="內文" style:family="paragraph">
      <style:paragraph-properties fo:text-align="justify"/>
      <style:text-properties style:font-name="標楷體" style:font-name-asian="標楷體" fo:font-size="14pt" style:font-size-asian="14pt" style:font-size-complex="14pt"/>
    </style:style>
    <style:style style:name="P15" style:parent-style-name="內文" style:family="paragraph">
      <style:paragraph-properties fo:text-indent="0.4861in"/>
      <style:text-properties style:font-name="標楷體" style:font-name-asian="標楷體" fo:font-size="14pt" style:font-size-asian="14pt" style:font-size-complex="14pt"/>
    </style:style>
    <style:style style:name="P16" style:parent-style-name="內文" style:family="paragraph">
      <style:paragraph-properties fo:text-align="justify" fo:text-indent="0.4861in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19" style:parent-style-name="內文" style:family="paragraph">
      <style:paragraph-properties fo:text-align="justify" fo:text-indent="0.4861in"/>
      <style:text-properties style:font-name="標楷體" style:font-name-asian="標楷體" fo:font-size="14pt" style:font-size-asian="14pt" style:font-size-complex="14pt"/>
    </style:style>
    <style:style style:name="P20" style:parent-style-name="內文" style:family="paragraph">
      <style:paragraph-properties fo:text-align="justify" fo:text-indent="0.4861in"/>
      <style:text-properties style:font-name="標楷體" style:font-name-asian="標楷體" fo:font-size="14pt" style:font-size-asian="14pt" style:font-size-complex="14pt"/>
    </style:style>
    <style:style style:name="P21" style:parent-style-name="內文" style:family="paragraph">
      <style:paragraph-properties fo:text-indent="0.778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22" style:parent-style-name="內文" style:family="paragraph">
      <style:paragraph-properties fo:text-indent="0.7784in"/>
      <style:text-properties style:font-name="標楷體" style:font-name-asian="標楷體" fo:font-weight="bold" style:font-weight-asian="bold" fo:font-size="14pt" style:font-size-asian="14pt" style:font-size-complex="14pt"/>
    </style:style>
    <style:style style:name="P23" style:parent-style-name="內文" style:family="paragraph">
      <style:paragraph-properties fo:text-indent="0.7777in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6" style:parent-style-name="預設段落字型" style:family="text">
      <style:text-properties style:font-name="標楷體" style:font-name-asian="標楷體" fo:font-size="14pt" style:font-size-asian="14pt" style:font-size-complex="14pt"/>
    </style:style>
  </office:automatic-styles>
  <office:body>
    <office:text text:use-soft-page-breaks="true">
      <text:p text:style-name="P1">分戶牆拆除說明書</text:p>
      <text:p text:style-name="P2"/>
      <text:p text:style-name="P3">本案建築物座落新北市<text:s text:c="7"/>區<text:s text:c="5"/>路（街） <text:s/>段 <text:s text:c="3"/>巷 <text:s text:c="2"/>弄 <text:s text:c="3"/>號 <text:s text:c="2"/>樓 <text:s text:c="3"/>辦理建築物分戶核備申請就拆除下列非主要構造分戶牆（分戶牆總長 <text:s text:c="3"/>公尺，預定拆除長度 <text:s text:c="4"/>公尺）：</text:p>
      <text:p text:style-name="P4"><text:span text:style-name="T5">□</text:span><text:span text:style-name="T6">拆除之分戶牆其構造為□輕隔間、□1/2B厚度磚牆及□未達17公分空心磚牆（拆除長度不予限制）</text:span></text:p>
      <text:p text:style-name="P7"><text:span text:style-name="T8">□</text:span><text:span text:style-name="T9">拆除之分戶牆其構造為12公分以下單排單筋R.C牆（其拆除長度不得大於分戶牆總長之三分之一，另前項長度如小於150公分時</text:span><text:span text:style-name="T10">，</text:span><text:span text:style-name="T11">得以150公分作為最小拆除長度）</text:span></text:p>
      <text:p text:style-name="P12">合乎免交由建築師及相關專業技師簽證原則規定，特此說明。</text:p>
      <text:p text:style-name="P13"/>
      <text:p text:style-name="P14"/>
      <text:p text:style-name="P15">立書人： <text:s text:c="28"/>（簽章）</text:p>
      <text:p text:style-name="P16"><text:span text:style-name="T17">地 <text:s/>址</text:span><text:span text:style-name="T18">：</text:span></text:p>
      <text:p text:style-name="P19">電 <text:s/>話：</text:p>
      <text:p text:style-name="P20"/>
      <text:p text:style-name="P21"/>
      <text:p text:style-name="P22"/>
      <text:p text:style-name="P23"><text:span text:style-name="T24">中</text:span><text:span text:style-name="T25"><text:s text:c="3"/></text:span><text:span text:style-name="T26">華</text:span><text:span text:style-name="T27"><text:s text:c="3"/></text:span><text:span text:style-name="T28">民</text:span><text:span text:style-name="T29"><text:s text:c="3"/></text:span><text:span text:style-name="T30">國 <text:s/></text:span><text:span text:style-name="T31"><text:s text:c="3"/></text:span><text:span text:style-name="T32"><text:s/>年<text:s/></text:span><text:span text:style-name="T33"><text:s text:c="3"/></text:span><text:span text:style-name="T34"><text:s text:c="2"/>月<text:s/></text:span><text:span text:style-name="T35"><text:s text:c="3"/></text:span><text:span text:style-name="T36"><text:s text:c="2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0.9847in" fo:margin-bottom="1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分戶牆拆除說明書</dc:title>
    <meta:initial-creator>a640040</meta:initial-creator>
    <dc:creator>林茂昌</dc:creator>
    <meta:creation-date>2018-11-14T06:02:00Z</meta:creation-date>
    <dc:date>2018-11-14T06:02:00Z</dc:date>
    <meta:print-date>2018-11-14T06:0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3" meta:character-count="358" meta:row-count="2" meta:non-whitespace-character-count="306"/>
  </office:meta>
</office:document-meta>
</file>